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gross-pita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ener</text:p>
          </table:table-cell>
          <table:table-cell table:style-name="Default" office:value-type="string" calcext:value-type="string">
            <text:p>mu</text:p>
          </table:table-cell>
          <table:table-cell table:style-name="Default" office:value-type="string" calcext:value-type="string">
            <text:p>ekin</text:p>
          </table:table-cell>
          <table:table-cell table:style-name="Default" office:value-type="string" calcext:value-type="string">
            <text:p>epot</text:p>
          </table:table-cell>
          <table:table-cell table:style-name="Default" office:value-type="string" calcext:value-type="string">
            <text:p>Epot-ho</text:p>
          </table:table-cell>
          <table:table-cell table:style-name="Default" office:value-type="string" calcext:value-type="string">
            <text:p>eint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rad²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52" calcext:value-type="float">
            <text:p>1.6520</text:p>
          </table:table-cell>
          <table:table-cell office:value-type="float" office:value="1.7875" calcext:value-type="float">
            <text:p>1.7875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99546" calcext:value-type="float">
            <text:p>0.9955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1356" calcext:value-type="float">
            <text:p>0.1356</text:p>
          </table:table-cell>
          <table:table-cell office:value-type="float" office:value="1.311" calcext:value-type="float">
            <text:p>1.3110</text:p>
          </table:table-cell>
          <table:table-cell office:value-type="float" office:value="1.719773" calcext:value-type="float">
            <text:p>1.7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247" calcext:value-type="float">
            <text:p>2.4247</text:p>
          </table:table-cell>
          <table:table-cell office:value-type="float" office:value="3.0445" calcext:value-type="float">
            <text:p>3.0445</text:p>
          </table:table-cell>
          <table:table-cell office:value-type="float" office:value="0.43752" calcext:value-type="float">
            <text:p>0.4375</text:p>
          </table:table-cell>
          <table:table-cell office:value-type="float" office:value="1.9872" calcext:value-type="float">
            <text:p>1.9872</text:p>
          </table:table-cell>
          <table:table-cell office:value-type="float" office:value="1.367" calcext:value-type="float">
            <text:p>1.3670</text:p>
          </table:table-cell>
          <table:table-cell office:value-type="float" office:value="0.6199" calcext:value-type="float">
            <text:p>0.6199</text:p>
          </table:table-cell>
          <table:table-cell office:value-type="float" office:value="1.654" calcext:value-type="float">
            <text:p>1.6540</text:p>
          </table:table-cell>
          <table:table-cell office:value-type="float" office:value="2.734603" calcext:value-type="float">
            <text:p>2.73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0415" calcext:value-type="float">
            <text:p>5.0415</text:p>
          </table:table-cell>
          <table:table-cell office:value-type="float" office:value="6.8659" calcext:value-type="float">
            <text:p>6.8659</text:p>
          </table:table-cell>
          <table:table-cell office:value-type="float" office:value="0.24036" calcext:value-type="float">
            <text:p>0.2404</text:p>
          </table:table-cell>
          <table:table-cell office:value-type="float" office:value="4.8012" calcext:value-type="float">
            <text:p>4.8012</text:p>
          </table:table-cell>
          <table:table-cell office:value-type="float" office:value="2.977" calcext:value-type="float">
            <text:p>2.9770</text:p>
          </table:table-cell>
          <table:table-cell office:value-type="float" office:value="1.824" calcext:value-type="float">
            <text:p>1.8240</text:p>
          </table:table-cell>
          <table:table-cell office:value-type="float" office:value="2.44" calcext:value-type="float">
            <text:p>2.4400</text:p>
          </table:table-cell>
          <table:table-cell office:value-type="float" office:value="5.953695" calcext:value-type="float">
            <text:p>5.953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104" calcext:value-type="float">
            <text:p>12.1040</text:p>
          </table:table-cell>
          <table:table-cell office:value-type="float" office:value="16.847" calcext:value-type="float">
            <text:p>16.8470</text:p>
          </table:table-cell>
          <table:table-cell office:value-type="float" office:value="0.12367" calcext:value-type="float">
            <text:p>0.1237</text:p>
          </table:table-cell>
          <table:table-cell office:value-type="float" office:value="11.98" calcext:value-type="float">
            <text:p>11.9800</text:p>
          </table:table-cell>
          <table:table-cell office:value-type="float" office:value="7.238" calcext:value-type="float">
            <text:p>7.2380</text:p>
          </table:table-cell>
          <table:table-cell office:value-type="float" office:value="4.743" calcext:value-type="float">
            <text:p>4.7430</text:p>
          </table:table-cell>
          <table:table-cell office:value-type="float" office:value="3.805" calcext:value-type="float">
            <text:p>3.8050</text:p>
          </table:table-cell>
          <table:table-cell office:value-type="float" office:value="14.47527" calcext:value-type="float">
            <text:p>14.47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0.12" calcext:value-type="float">
            <text:p>30.1200</text:p>
          </table:table-cell>
          <table:table-cell office:value-type="float" office:value="42.124" calcext:value-type="float">
            <text:p>42.1240</text:p>
          </table:table-cell>
          <table:table-cell office:value-type="float" office:value="0.062219" calcext:value-type="float">
            <text:p>0.0622</text:p>
          </table:table-cell>
          <table:table-cell office:value-type="float" office:value="30.058" calcext:value-type="float">
            <text:p>30.0580</text:p>
          </table:table-cell>
          <table:table-cell office:value-type="float" office:value="18.05" calcext:value-type="float">
            <text:p>18.0500</text:p>
          </table:table-cell>
          <table:table-cell office:value-type="float" office:value="12" calcext:value-type="float">
            <text:p>12.0000</text:p>
          </table:table-cell>
          <table:table-cell office:value-type="float" office:value="6.009" calcext:value-type="float">
            <text:p>6.0090</text:p>
          </table:table-cell>
          <table:table-cell office:value-type="float" office:value="36.1096" calcext:value-type="float">
            <text:p>36.1096</text:p>
          </table:table-cell>
        </table:table-row>
      </table:table>
      <table:table table:name="thomas-fermi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ener</text:p>
          </table:table-cell>
          <table:table-cell table:style-name="Default" office:value-type="string" calcext:value-type="string">
            <text:p>mu</text:p>
          </table:table-cell>
          <table:table-cell table:style-name="Default" office:value-type="string" calcext:value-type="string">
            <text:p>ekin</text:p>
          </table:table-cell>
          <table:table-cell table:style-name="Default" office:value-type="string" calcext:value-type="string">
            <text:p>epot</text:p>
          </table:table-cell>
          <table:table-cell table:style-name="Default" office:value-type="string" calcext:value-type="string">
            <text:p>Epot-ho</text:p>
          </table:table-cell>
          <table:table-cell table:style-name="Default" office:value-type="string" calcext:value-type="string">
            <text:p>eint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rad²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885" calcext:value-type="float">
            <text:p>0.7589</text:p>
          </table:table-cell>
          <table:table-cell office:value-type="float" office:value="1.0443" calcext:value-type="float">
            <text:p>1.0443</text:p>
          </table:table-cell>
          <table:table-cell office:value-type="float" office:value="0" calcext:value-type="float">
            <text:p>0.0000</text:p>
          </table:table-cell>
          <table:table-cell office:value-type="float" office:value="0.75885" calcext:value-type="float">
            <text:p>0.7589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973" calcext:value-type="float">
            <text:p>0.9730</text:p>
          </table:table-cell>
          <table:table-cell office:value-type="float" office:value="0.946757" calcext:value-type="float">
            <text:p>0.94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97" calcext:value-type="float">
            <text:p>1.8970</text:p>
          </table:table-cell>
          <table:table-cell office:value-type="float" office:value="2.6463" calcext:value-type="float">
            <text:p>2.6463</text:p>
          </table:table-cell>
          <table:table-cell office:value-type="float" office:value="0" calcext:value-type="float">
            <text:p>0.0000</text:p>
          </table:table-cell>
          <table:table-cell office:value-type="float" office:value="1.897" calcext:value-type="float">
            <text:p>1.8970</text:p>
          </table:table-cell>
          <table:table-cell office:value-type="float" office:value="1.148" calcext:value-type="float">
            <text:p>1.1480</text:p>
          </table:table-cell>
          <table:table-cell office:value-type="float" office:value="0.7493" calcext:value-type="float">
            <text:p>0.7493</text:p>
          </table:table-cell>
          <table:table-cell office:value-type="float" office:value="1.515" calcext:value-type="float">
            <text:p>1.5150</text:p>
          </table:table-cell>
          <table:table-cell office:value-type="float" office:value="2.295492" calcext:value-type="float">
            <text:p>2.29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7631" calcext:value-type="float">
            <text:p>4.7631</text:p>
          </table:table-cell>
          <table:table-cell office:value-type="float" office:value="6.6635" calcext:value-type="float">
            <text:p>6.6635</text:p>
          </table:table-cell>
          <table:table-cell office:value-type="float" office:value="0" calcext:value-type="float">
            <text:p>0.0000</text:p>
          </table:table-cell>
          <table:table-cell office:value-type="float" office:value="4.7631" calcext:value-type="float">
            <text:p>4.7631</text:p>
          </table:table-cell>
          <table:table-cell office:value-type="float" office:value="2.863" calcext:value-type="float">
            <text:p>2.8630</text:p>
          </table:table-cell>
          <table:table-cell office:value-type="float" office:value="1.9" calcext:value-type="float">
            <text:p>1.9000</text:p>
          </table:table-cell>
          <table:table-cell office:value-type="float" office:value="2.393" calcext:value-type="float">
            <text:p>2.3930</text:p>
          </table:table-cell>
          <table:table-cell office:value-type="float" office:value="5.725374" calcext:value-type="float">
            <text:p>5.72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964" calcext:value-type="float">
            <text:p>11.9640</text:p>
          </table:table-cell>
          <table:table-cell office:value-type="float" office:value="16.747" calcext:value-type="float">
            <text:p>16.7470</text:p>
          </table:table-cell>
          <table:table-cell office:value-type="float" office:value="0" calcext:value-type="float">
            <text:p>0.0000</text:p>
          </table:table-cell>
          <table:table-cell office:value-type="float" office:value="11.964" calcext:value-type="float">
            <text:p>11.9640</text:p>
          </table:table-cell>
          <table:table-cell office:value-type="float" office:value="7.181" calcext:value-type="float">
            <text:p>7.1810</text:p>
          </table:table-cell>
          <table:table-cell office:value-type="float" office:value="4.783" calcext:value-type="float">
            <text:p>4.7830</text:p>
          </table:table-cell>
          <table:table-cell office:value-type="float" office:value="3.79" calcext:value-type="float">
            <text:p>3.7900</text:p>
          </table:table-cell>
          <table:table-cell office:value-type="float" office:value="14.36121" calcext:value-type="float">
            <text:p>14.36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0.052" calcext:value-type="float">
            <text:p>30.0520</text:p>
          </table:table-cell>
          <table:table-cell office:value-type="float" office:value="42.072" calcext:value-type="float">
            <text:p>42.0720</text:p>
          </table:table-cell>
          <table:table-cell office:value-type="float" office:value="0" calcext:value-type="float">
            <text:p>0.0000</text:p>
          </table:table-cell>
          <table:table-cell office:value-type="float" office:value="30.052" calcext:value-type="float">
            <text:p>30.0520</text:p>
          </table:table-cell>
          <table:table-cell office:value-type="float" office:value="18.03" calcext:value-type="float">
            <text:p>18.0300</text:p>
          </table:table-cell>
          <table:table-cell office:value-type="float" office:value="12.02" calcext:value-type="float">
            <text:p>12.0200</text:p>
          </table:table-cell>
          <table:table-cell office:value-type="float" office:value="6.005" calcext:value-type="float">
            <text:p>6.0050</text:p>
          </table:table-cell>
          <table:table-cell office:value-type="float" office:value="36.06405" calcext:value-type="float">
            <text:p>36.0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0:26:50.599444287</meta:creation-date>
    <dc:date>2021-04-28T10:59:12.391430087</dc:date>
    <meta:editing-duration>PT10M39S</meta:editing-duration>
    <meta:editing-cycles>2</meta:editing-cycles>
    <meta:generator>LibreOffice/6.0.7.3$Linux_X86_64 LibreOffice_project/00m0$Build-3</meta:generator>
    <meta:document-statistic meta:table-count="2" meta:cell-count="108" meta:object-count="0"/>
  </office:meta>
</office:document-meta>
</file>